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37e4b"/>
    </style:style>
    <style:style style:name="P2" style:family="paragraph" style:parent-style-name="Standard" style:list-style-name="L1">
      <style:text-properties officeooo:rsid="00137e4b" officeooo:paragraph-rsid="00137e4b"/>
    </style:style>
    <style:style style:name="P3" style:family="paragraph" style:parent-style-name="Standard" style:list-style-name="L1">
      <style:text-properties officeooo:rsid="00148aea" officeooo:paragraph-rsid="00148aea"/>
    </style:style>
    <style:style style:name="P4" style:family="paragraph" style:parent-style-name="Standard" style:list-style-name="L1">
      <style:text-properties officeooo:rsid="00148aea" officeooo:paragraph-rsid="0019502a"/>
    </style:style>
    <style:style style:name="P5" style:family="paragraph" style:parent-style-name="Standard" style:list-style-name="L1">
      <style:text-properties officeooo:rsid="0015157b" officeooo:paragraph-rsid="0015157b"/>
    </style:style>
    <style:style style:name="P6" style:family="paragraph" style:parent-style-name="Standard" style:list-style-name="L1">
      <style:text-properties officeooo:rsid="00166230" officeooo:paragraph-rsid="00166230"/>
    </style:style>
    <style:style style:name="T1" style:family="text">
      <style:text-properties officeooo:rsid="00137e4b"/>
    </style:style>
    <style:style style:name="T2" style:family="text">
      <style:text-properties officeooo:rsid="00148aea"/>
    </style:style>
    <style:style style:name="T3" style:family="text">
      <style:text-properties officeooo:rsid="0015157b"/>
    </style:style>
    <style:style style:name="T4" style:family="text">
      <style:text-properties officeooo:rsid="00166230"/>
    </style:style>
    <style:style style:name="T5" style:family="text">
      <style:text-properties officeooo:rsid="0017455e"/>
    </style:style>
    <style:style style:name="T6" style:family="text">
      <style:text-properties officeooo:rsid="00192758"/>
    </style:style>
    <style:style style:name="T7" style:family="text">
      <style:text-properties officeooo:rsid="001950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77529956" text:style-name="L1">
        <text:list-item>
          <text:p text:style-name="P2">data_retrieval: Takes MP id, queries for experimental data. Saves the results as numpy array on disk.</text:p>
        </text:list-item>
        <text:list-item>
          <text:p text:style-name="P1"><text:span text:style-name="T1">data_cleaning: gets the primitive structure. Filters for anions other than oxygen. Filters for Oxygen with oxidation other than -2. </text:span><text:span text:style-name="T2">Deletes entries which are not desirable. Saves the remaining on disk as goodata in a numpy array.</text:span></text:p>
        </text:list-item>
        <text:list-item>
          <text:p text:style-name="P3">coordination_analysis: <text:span text:style-name="T3">Reads goodata. The chunker() divides data in small chunks not to overflow memory. The result of each chunk is saved in a file as “data/coordata_aNumber”. </text:span></text:p>
          <text:p text:style-name="P5">Each chunk is fed into the batch_coord function. This builds an array of dictionaries, one dictionary for each data point. Each dictionary will save the materil_id and the lse object, <text:span text:style-name="T4">calculated by the get_coord function. </text:span></text:p>
          <text:p text:style-name="P6">get_coord() chooses a strategy (for now only simple). Reads the structure from the data. Analyzes the valance (maybe we can save it the first time?). Calls LocalGeometryFinder(). That takes the structure as the input. Computes the structure_environment (se object) for cations. LightStructureEnvironments (lse object) is then computed from the se object. LSE is then returned.</text:p>
        </text:list-item>
        <text:list-item>
          <text:p text:style-name="P3">StructureConnectivity: <text:span text:style-name="T5">Loops through the data which starts with “coordata_”. Initiates a CennectivityFinder object. Loops inside each chunk for data points. Computes structure_connectivity (sc object) from each lse. Deletes lse from the loaded data point. Saves SC object as a new data entry. At the end overwrites coordata_* with sc instead of lse.</text:span></text:p>
        </text:list-item>
        <text:list-item>
          <text:p text:style-name="P3">crystal_featurizer: <text:span text:style-name="T6">Loops through chunk, loops through data within. Records material_id and the features calculated by crysFeaturizer().</text:span></text:p>
          <text:p text:style-name="P4"><text:span text:style-name="T6">crysFeaturizer() takes the structure object and the lse object from the sc object. The</text:span><text:span text:style-name="T7">n</text:span><text:span text:style-name="T6"> takes the local env from the lse. </text:span><text:span text:style-name="T7">Loops through the data. For anions: records the index, type of ion, specie,and coordinates. For cations, <text:s/>records the index, type of ion, specie, coordinates, NN distances and species, <text:s/>nNN distances and species, connectivity type and poly ang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2.41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16:14:00.395124016</meta:creation-date>
    <dc:date>2021-12-09T17:20:46.090348283</dc:date>
    <meta:editing-duration>PT46M3S</meta:editing-duration>
    <meta:editing-cycles>5</meta:editing-cycles>
    <meta:generator>LibreOffice/6.4.7.2$Linux_X86_64 LibreOffice_project/40$Build-2</meta:generator>
    <meta:document-statistic meta:table-count="0" meta:image-count="0" meta:object-count="0" meta:page-count="1" meta:paragraph-count="8" meta:word-count="299" meta:character-count="1968" meta:non-whitespace-character-count="1678"/>
  </office:meta>
</office:document-meta>
</file>